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9.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3.4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ff3333"/>
    </style:style>
  </office:automatic-styles>
  <office:body>
    <office:spreadsheet>
      <table:table table:name="original after Task 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ive us the name of the <text:span text:style-name="T1">volcano</text:span> that destroyed the ancient city of Pompeii </text:p>
          </table:table-cell>
        </table:table-row>
        <table:table-row table:style-name="ro2">
          <table:table-cell/>
          <table:table-cell office:value-type="string" calcext:value-type="string">
            <text:p>cosine=0.6396 rank=1 qid=1 rel=0 Vesuvius is located near the ruins of the destroyed city of Pompeii. </text:p>
          </table:table-cell>
        </table:table-row>
        <table:table-row table:style-name="ro2">
          <table:table-cell/>
          <table:table-cell office:value-type="string" calcext:value-type="string">
            <text:p>cosine=0.2791 rank=2 qid=1 rel=1 In A.D. 79, long-dormant Mount Vesuvius erupted, burying in <text:span text:style-name="T1">volcanic</text:span> ash the Roman city of Pompeii; an  estimated 20,000 people died. </text:p>
          </table:table-cell>
        </table:table-row>
        <table:table-row table:style-name="ro2">
          <table:table-cell/>
          <table:table-cell office:value-type="string" calcext:value-type="string">
            <text:p>cosine=0.2446 rank=3 qid=1 rel=0 You can see Vesuvius in the background, near ruins of Pompei; its last eruption was in 1944. </text:p>
          </table:table-cell>
        </table:table-row>
        <table:table-row table:style-name="ro2">
          <table:table-cell/>
          <table:table-cell office:value-type="string" calcext:value-type="string">
            <text:p>cosine=0.2068 rank=4 qid=1 rel=0 In 79 A.D., this ancient city was buried in an avalanche of hot ash from Mount Vesuvius.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What has been the largest crowd to ever come see Michael Jordan </text:p>
          </table:table-cell>
        </table:table-row>
        <table:table-row table:style-name="ro2">
          <table:table-cell/>
          <table:table-cell office:value-type="string" calcext:value-type="string">
            <text:p>cosine=0.301 rank=1 qid=2 rel=0 A supposedly last play of <text:s/>Michael Jordan gathered some of the largest crowd in history of NBA. </text:p>
          </table:table-cell>
        </table:table-row>
        <table:table-row table:style-name="ro2">
          <table:table-cell/>
          <table:table-cell office:value-type="string" calcext:value-type="string">
            <text:p>cosine=0.2858 rank=2 qid=2 rel=1 When Michael Jordan--one of the greatest basketball player of all time--made what was expected to be his last trip to play in Atlanta last <text:s/>March, an NBA record 62,046 fans turned out to see him and the <text:s/>Bulls. </text:p>
          </table:table-cell>
        </table:table-row>
        <table:table-row table:style-name="ro2">
          <table:table-cell/>
          <table:table-cell office:value-type="string" calcext:value-type="string">
            <text:p>cosine=0.1987 rank=3 qid=2 rel=0 In the Bulls' last visit to Atlanta, an NBA-record 62,046 fans showed up at the Georgia Dome. </text:p>
          </table:table-cell>
        </table:table-row>
        <table:table-row table:style-name="ro2">
          <table:table-cell/>
          <table:table-cell office:value-type="string" calcext:value-type="string">
            <text:p>cosine=0.1952 rank=4 qid=2 rel=0 The Immortal World Tour of Michael Jackson gathered some of the largest crowds of fans in the history of pop music.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In which year did a purchase of Alaska happen? </text:p>
          </table:table-cell>
        </table:table-row>
        <table:table-row table:style-name="ro2">
          <table:table-cell/>
          <table:table-cell office:value-type="string" calcext:value-type="string">
            <text:p>cosine=0.4216 rank=1 qid=3 rel=0 William Seward negotiated a purchase of Alaska for $7.2 million. </text:p>
          </table:table-cell>
        </table:table-row>
        <table:table-row table:style-name="ro2">
          <table:table-cell/>
          <table:table-cell office:value-type="string" calcext:value-type="string">
            <text:p>cosine=0.2673 rank=2 qid=3 rel=0 1867 - U.S. President Andrew Jackson proclaims treaty for purchase of Alaska from Russia. </text:p>
          </table:table-cell>
        </table:table-row>
        <table:table-row table:style-name="ro2">
          <table:table-cell/>
          <table:table-cell office:value-type="string" calcext:value-type="string">
            <text:p>cosine=0.2357 rank=3 qid=3 rel=1 Alaska was purchased from Russia in year 1867.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What year did Wilt Chamberlain score 100 points? </text:p>
          </table:table-cell>
        </table:table-row>
        <table:table-row table:style-name="ro2">
          <table:table-cell/>
          <table:table-cell office:value-type="string" calcext:value-type="string">
            <text:p>cosine=0.2739 rank=1 qid=4 rel=0 A 100 point game was a highlight in a career of Wilt Chamberlain </text:p>
          </table:table-cell>
        </table:table-row>
        <table:table-row table:style-name="ro2">
          <table:table-cell/>
          <table:table-cell office:value-type="string" calcext:value-type="string">
            <text:p>cosine=0.2315 rank=2 qid=4 rel=1 On March 2, 1962, Wilt Chamberlain scored a record 100 points in a <text:s text:c="2"/>game against the New York Knicks. </text:p>
          </table:table-cell>
        </table:table-row>
        <table:table-row table:style-name="ro2">
          <table:table-cell/>
          <table:table-cell office:value-type="string" calcext:value-type="string">
            <text:p>cosine=0.2004 rank=3 qid=4 rel=0 Wilt Chamberlain most famous record is the 100 points he scored in the <text:s text:c="2"/>Philadelphia Warriors' 169-147 defeat of the New York Knicks.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What river is called China's Sorrow? </text:p>
          </table:table-cell>
        </table:table-row>
        <table:table-row table:style-name="ro2">
          <table:table-cell/>
          <table:table-cell office:value-type="string" calcext:value-type="string">
            <text:p>cosine=0.4082 rank=1 qid=5 rel=0 Yellow river is often called the mother of China </text:p>
          </table:table-cell>
        </table:table-row>
        <table:table-row table:style-name="ro2">
          <table:table-cell/>
          <table:table-cell office:value-type="string" calcext:value-type="string">
            <text:p>cosine=0.1633 rank=2 qid=5 rel=0 Yangtze is longest river in Asia in general and in China, in particular. </text:p>
          </table:table-cell>
        </table:table-row>
        <table:table-row table:style-name="ro2">
          <table:table-cell/>
          <table:table-cell office:value-type="string" calcext:value-type="string">
            <text:p>cosine=0 rank=3 qid=5 rel=1 People of China have mixed feelings about <text:s/>River, which they often call "sorrow of China"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Who was the first person to run the mile in less than four minutes </text:p>
          </table:table-cell>
        </table:table-row>
        <table:table-row table:style-name="ro2">
          <table:table-cell/>
          <table:table-cell office:value-type="string" calcext:value-type="string">
            <text:p>cosine=0.6013 rank=1 qid=6 rel=0 It is hard for humans to run the mile faster than in four minutes </text:p>
          </table:table-cell>
        </table:table-row>
        <table:table-row table:style-name="ro2">
          <table:table-cell/>
          <table:table-cell office:value-type="string" calcext:value-type="string">
            <text:p>cosine=0.5547 rank=2 qid=6 rel=1 Roger Bannister was the first to break the four-minute mile barrier. </text:p>
          </table:table-cell>
        </table:table-row>
        <table:table-row table:style-name="ro2">
          <table:table-cell/>
          <table:table-cell office:value-type="string" calcext:value-type="string">
            <text:p>cosine=0.1823 rank=3 qid=6 rel=0 The claim that a 4-minute mile was once thought to be impossible byinformed observers was and is a widely propagated myth created by sportswriters and debunked by Bannister himself in his memoir, The Four Minute Mile (1955).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What year did Alaska become a state? </text:p>
          </table:table-cell>
        </table:table-row>
        <table:table-row table:style-name="ro2">
          <table:table-cell/>
          <table:table-cell office:value-type="string" calcext:value-type="string">
            <text:p>cosine=0.1782 rank=1 qid=7 rel=0 Also as it did in 1959, the state of Alaska was struggling with how to pay its bills. </text:p>
          </table:table-cell>
        </table:table-row>
        <table:table-row table:style-name="ro2">
          <table:table-cell/>
          <table:table-cell office:value-type="string" calcext:value-type="string">
            <text:p>cosine=0.0917 rank=2 qid=7 rel=0 Aaska is a U.S. state situated in the northwest extremity of the North American continent. </text:p>
          </table:table-cell>
        </table:table-row>
        <table:table-row table:style-name="ro2">
          <table:table-cell/>
          <table:table-cell office:value-type="string" calcext:value-type="string">
            <text:p>cosine=0.0891 rank=3 qid=7 rel=1 And that's not even to mention the breathtaking beauty of Alaska that became, in 1959, our 49th state. </text:p>
          </table:table-cell>
        </table:table-row>
        <table:table-row table:style-name="ro2">
          <table:table-cell/>
          <table:table-cell office:value-type="string" calcext:value-type="string">
            <text:p>cosine=0 rank=4 qid=7 rel=0 On Jan. 3, 1959, Alaska's became the 49th star on Old Glory.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When did Mike Tyson bite Holyfield's ear? </text:p>
          </table:table-cell>
        </table:table-row>
        <table:table-row table:style-name="ro2">
          <table:table-cell/>
          <table:table-cell office:value-type="string" calcext:value-type="string">
            <text:p>cosine=0.2182 rank=1 qid=8 rel=0 Tyson was choked up as he spoke of biting Evander Holyfield's ear. </text:p>
          </table:table-cell>
        </table:table-row>
        <table:table-row table:style-name="ro2">
          <table:table-cell/>
          <table:table-cell office:value-type="string" calcext:value-type="string">
            <text:p>cosine=0.1833 rank=2 qid=8 rel=1 Fighting for Holyfield's WBA heavyweight title on June 28, 1997, Tyson inexplicably bit his opponent's right ear. </text:p>
          </table:table-cell>
        </table:table-row>
        <table:table-row table:style-name="ro2">
          <table:table-cell/>
          <table:table-cell office:value-type="string" calcext:value-type="string">
            <text:p>cosine=0.069 rank=3 qid=8 rel=0 Tyson told the panel he was foggy from repeated head butts by Holyfield in the third round of their June 28, 1997 fight in Las Vegas. </text:p>
          </table:table-cell>
        </table:table-row>
        <table:table-row table:style-name="ro2">
          <table:table-cell/>
          <table:table-cell office:value-type="string" calcext:value-type="string">
            <text:p>cosine=0.0557 rank=4 qid=8 rel=0 Tyson said he was feeling betrayed by "people I would have died for" leading up to the June 1997 title fight against Holyfield, according to the psychiatric report released today by the state attorney general's office.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What was the first spaceship on the moon </text:p>
          </table:table-cell>
        </table:table-row>
        <table:table-row table:style-name="ro2">
          <table:table-cell/>
          <table:table-cell office:value-type="string" calcext:value-type="string">
            <text:p>cosine=0.6529 rank=1 qid=9 rel=0 Eagle was the first manned spacecraft that reached the surface of the moon </text:p>
          </table:table-cell>
        </table:table-row>
        <table:table-row table:style-name="ro2">
          <table:table-cell/>
          <table:table-cell office:value-type="string" calcext:value-type="string">
            <text:p>cosine=0.5804 rank=2 qid=9 rel=1 Luna 2 was the first spacecraft to reach the surface of the Moon. </text:p>
          </table:table-cell>
        </table:table-row>
        <table:table-row table:style-name="ro2">
          <table:table-cell/>
          <table:table-cell office:value-type="string" calcext:value-type="string">
            <text:p>cosine=0.4183 rank=3 qid=9 rel=0 And he was down to about <text:s/>15 seconds of fuel, after dodging boulders on the moon, when the <text:s/>Eagle landed on July 20, 1969. </text:p>
          </table:table-cell>
        </table:table-row>
        <table:table-row table:style-name="ro2">
          <table:table-cell/>
          <table:table-cell office:value-type="string" calcext:value-type="string">
            <text:p>cosine=0.3408 rank=4 qid=9 rel=0 When the cool-thinking <text:s text:c="2"/>Armstrong realized that the computer navigation would set Eagle, <text:s/>the lunar lander, down among dangerous boulders in a gaping crater, <text:s/>he acted.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Who won the Nobel Peace Prize in 1992? </text:p>
          </table:table-cell>
        </table:table-row>
        <table:table-row table:style-name="ro2">
          <table:table-cell/>
          <table:table-cell office:value-type="string" calcext:value-type="string">
            <text:p>cosine=0.5 rank=1 qid=10 rel=1 Menchu won the Nobel peace prize in 1992. </text:p>
          </table:table-cell>
        </table:table-row>
        <table:table-row table:style-name="ro2">
          <table:table-cell/>
          <table:table-cell office:value-type="string" calcext:value-type="string">
            <text:p>cosine=0.2774 rank=2 qid=10 rel=0 Menchu, a Guatemalan leader internationally known for her work in human rights and a leading Indian activist, was honored with the Nobel Peace Prize. </text:p>
          </table:table-cell>
        </table:table-row>
        <table:table-row table:style-name="ro2">
          <table:table-cell/>
          <table:table-cell office:value-type="string" calcext:value-type="string">
            <text:p>cosine=0.1581 rank=3 qid=10 rel=0 A new book debunks much of Nobel peace prize laureate Ms. Menchu's version of her life in Guatemala. </text:p>
          </table:table-cell>
        </table:table-row>
        <table:table-row table:style-name="ro2">
          <table:table-cell/>
          <table:table-cell office:value-type="string" calcext:value-type="string">
            <text:p>cosine=0.0857 rank=4 qid=10 rel=0 A nobel prize laureate Ms. Menchu became an internationally acclaimed spokeswoman for the rights of indigenous people.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Where is Devil's Tower </text:p>
          </table:table-cell>
        </table:table-row>
        <table:table-row table:style-name="ro2">
          <table:table-cell/>
          <table:table-cell office:value-type="string" calcext:value-type="string">
            <text:p>cosine=0.3638 rank=1 qid=11 rel=0 Devil's Tower <text:s/>is an igneous intrusion that rises dramatically 1,267 feet (386 m) above the surrounding terrain. </text:p>
          </table:table-cell>
        </table:table-row>
        <table:table-row table:style-name="ro2">
          <table:table-cell/>
          <table:table-cell office:value-type="string" calcext:value-type="string">
            <text:p>cosine=0.3273 rank=2 qid=11 rel=0 To the west, across the Wyoming border, is the staggeringly beautiful Devil's Tower National Monument. </text:p>
          </table:table-cell>
        </table:table-row>
        <table:table-row table:style-name="ro2">
          <table:table-cell/>
          <table:table-cell office:value-type="string" calcext:value-type="string">
            <text:p>cosine=0.2357 rank=3 qid=11 rel=0 In 1941, Petzoldt joined other rock climbers to rescue a marooned parachutist who had landed atop Devil's Tower </text:p>
          </table:table-cell>
        </table:table-row>
        <table:table-row table:style-name="ro2">
          <table:table-cell/>
          <table:table-cell office:value-type="string" calcext:value-type="string">
            <text:p>cosine=0.1768 rank=4 qid=11 rel=1 Devils Tower can be found in Crook County 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What is the height of the tallest redwood? </text:p>
          </table:table-cell>
        </table:table-row>
        <table:table-row table:style-name="ro2">
          <table:table-cell/>
          <table:table-cell office:value-type="string" calcext:value-type="string">
            <text:p>cosine=0.5721 rank=1 qid=12 rel=0 Mendocino Tree is the tallest redwood in the world. </text:p>
          </table:table-cell>
        </table:table-row>
        <table:table-row table:style-name="ro2">
          <table:table-cell/>
          <table:table-cell office:value-type="string" calcext:value-type="string">
            <text:p>cosine=0.3835 rank=2 qid=12 rel=0 "Mendocino Tree" has been officially decreed the tallest living thing by Save the Redwoods League. </text:p>
          </table:table-cell>
        </table:table-row>
        <table:table-row table:style-name="ro2">
          <table:table-cell/>
          <table:table-cell office:value-type="string" calcext:value-type="string">
            <text:p>cosine=0.3162 rank=3 qid=12 rel=1 Named the "Mendocino Tree," the 600- to 800-year-old redwood <text:s text:c="2"/>stands 367 1/2 feet tall. </text:p>
          </table:table-cell>
        </table:table-row>
        <table:table-row table:style-name="ro2">
          <table:table-cell/>
          <table:table-cell office:value-type="string" calcext:value-type="string">
            <text:p>cosine=0.2981 rank=4 qid=12 rel=0 The tallest tree alive in the world today is a 370-foot-tall redwood whose location biologists declined to disclose.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How deep is Crater Lake? </text:p>
          </table:table-cell>
        </table:table-row>
        <table:table-row table:style-name="ro2">
          <table:table-cell/>
          <table:table-cell office:value-type="string" calcext:value-type="string">
            <text:p>cosine=0.2697 rank=1 qid=13 rel=0 Crater Lake is a caldera lake in the western United States. </text:p>
          </table:table-cell>
        </table:table-row>
        <table:table-row table:style-name="ro2">
          <table:table-cell/>
          <table:table-cell office:value-type="string" calcext:value-type="string">
            <text:p>cosine=0.1348 rank=2 qid=13 rel=0 There are no rivers flowing into or out of Crater Lake </text:p>
          </table:table-cell>
        </table:table-row>
        <table:table-row table:style-name="ro2">
          <table:table-cell/>
          <table:table-cell office:value-type="string" calcext:value-type="string">
            <text:p>cosine=0.1195 rank=3 qid=13 rel=1 Oregon's Crater Lake tops it at 1,932 feet at its greatest depth.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Who was the lead singer for the Commodores </text:p>
          </table:table-cell>
        </table:table-row>
        <table:table-row table:style-name="ro2">
          <table:table-cell/>
          <table:table-cell office:value-type="string" calcext:value-type="string">
            <text:p>cosine=0.4226 rank=1 qid=14 rel=0 The Commodores originally came together from groups the Mystics and the Jays. </text:p>
          </table:table-cell>
        </table:table-row>
        <table:table-row table:style-name="ro2">
          <table:table-cell/>
          <table:table-cell office:value-type="string" calcext:value-type="string">
            <text:p>cosine=0.4216 rank=2 qid=14 rel=1 Lionel Richiewas was lead singer and songwriter for Commodores. </text:p>
          </table:table-cell>
        </table:table-row>
        <table:table-row table:style-name="ro2">
          <table:table-cell/>
          <table:table-cell office:value-type="string" calcext:value-type="string">
            <text:p>cosine=0.3381 rank=3 qid=14 rel=0 The Commodores are an American funk/soulband, which was at its peak in the 1970s.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What is the coldest place on earth? </text:p>
          </table:table-cell>
        </table:table-row>
        <table:table-row table:style-name="ro2">
          <table:table-cell/>
          <table:table-cell office:value-type="string" calcext:value-type="string">
            <text:p>cosine=0.5714 rank=1 qid=15 rel=0 Oymyakon is the coldest place in Russia. </text:p>
          </table:table-cell>
        </table:table-row>
        <table:table-row table:style-name="ro2">
          <table:table-cell/>
          <table:table-cell office:value-type="string" calcext:value-type="string">
            <text:p>cosine=0.4193 rank=2 qid=15 rel=0 Prospect Creek Camp in Alaska is the coldest place in US. </text:p>
          </table:table-cell>
        </table:table-row>
        <table:table-row table:style-name="ro2">
          <table:table-cell/>
          <table:table-cell office:value-type="string" calcext:value-type="string">
            <text:p>cosine=0.0788 rank=3 qid=15 rel=1 A new look at NASA satellite data revealed that Earth set a new record for coldest temperature recorded in East Antarctica.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When did Bob Marley die </text:p>
          </table:table-cell>
        </table:table-row>
        <table:table-row table:style-name="ro2">
          <table:table-cell/>
          <table:table-cell office:value-type="string" calcext:value-type="string">
            <text:p>cosine=0.3464 rank=1 qid=16 rel=0 Bob Marley was a Jamaican reggae singer-songwriter, musician, and guitarist who did achieve international fame. </text:p>
          </table:table-cell>
        </table:table-row>
        <table:table-row table:style-name="ro2">
          <table:table-cell/>
          <table:table-cell office:value-type="string" calcext:value-type="string">
            <text:p>cosine=0.3354 rank=2 qid=16 rel=0 Without proper and timely removal of tumor one can die like Bob Marley or Steve Jobs. </text:p>
          </table:table-cell>
        </table:table-row>
        <table:table-row table:style-name="ro2">
          <table:table-cell/>
          <table:table-cell office:value-type="string" calcext:value-type="string">
            <text:p>cosine=0.2828 rank=3 qid=16 rel=1 Bob Marley died in 1981 from cancer at age 36.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Which U.S. state is the leading corn producer? </text:p>
          </table:table-cell>
        </table:table-row>
        <table:table-row table:style-name="ro2">
          <table:table-cell/>
          <table:table-cell office:value-type="string" calcext:value-type="string">
            <text:p>cosine=0.4472 rank=1 qid=17 rel=0 The United States is the world's leading producer of corn </text:p>
          </table:table-cell>
        </table:table-row>
        <table:table-row table:style-name="ro2">
          <table:table-cell/>
          <table:table-cell office:value-type="string" calcext:value-type="string">
            <text:p>cosine=0.2774 rank=2 qid=17 rel=0 The U.S. state leading in production of corn received $600 <text:s/>million in annual tax subsidies to boost production of ethanol. </text:p>
          </table:table-cell>
        </table:table-row>
        <table:table-row table:style-name="ro2">
          <table:table-cell/>
          <table:table-cell office:value-type="string" calcext:value-type="string">
            <text:p>cosine=0.1508 rank=3 qid=17 rel=1 Corn futures found support from forecasts for above-normal <text:s text:c="2"/>temperatures in major growing areas, including Iowa, which often is <text:s/>the nation's largest producer.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Where was the first McDonald's built? </text:p>
          </table:table-cell>
        </table:table-row>
        <table:table-row table:style-name="ro2">
          <table:table-cell/>
          <table:table-cell office:value-type="string" calcext:value-type="string">
            <text:p>cosine=0.2357 rank=1 qid=18 rel=0 McDonald's Corporation is the world's largest chain of hamburger fast food restaurants. </text:p>
          </table:table-cell>
        </table:table-row>
        <table:table-row table:style-name="ro2">
          <table:table-cell/>
          <table:table-cell office:value-type="string" calcext:value-type="string">
            <text:p>cosine=0.2265 rank=2 qid=18 rel=1 From a single hamburger stand in San Bernardino, Calif., in 1948, the systematized approach that the McDonald brothers developed to offer customers reasonably priced food at a rapid pace formed the cornerstone of the fast-food business. </text:p>
          </table:table-cell>
        </table:table-row>
        <table:table-row table:style-name="ro2">
          <table:table-cell/>
          <table:table-cell office:value-type="string" calcext:value-type="string">
            <text:p>cosine=0 rank=3 qid=18 rel=0 The company began in 1940 as a barbecue restaurant operated by Richard and Maurice McDonald.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The Hindenburg disaster took place in 1937 in which New Jersey town? </text:p>
          </table:table-cell>
        </table:table-row>
        <table:table-row table:style-name="ro2">
          <table:table-cell/>
          <table:table-cell office:value-type="string" calcext:value-type="string">
            <text:p>cosine=0.288 rank=1 qid=19 rel=0 The Hindenburg disaster took place as the German passenger airship LZ 129 Hindenburg caught fire and was destroyed during its attempt to dock with its mooring mast </text:p>
          </table:table-cell>
        </table:table-row>
        <table:table-row table:style-name="ro2">
          <table:table-cell/>
          <table:table-cell office:value-type="string" calcext:value-type="string">
            <text:p>cosine=0.2849 rank=2 qid=19 rel=0 Hindenburg-class airships were passenger carrying rigid airships all of which were retired shortly after a disaster in 1937 </text:p>
          </table:table-cell>
        </table:table-row>
        <table:table-row table:style-name="ro2">
          <table:table-cell/>
          <table:table-cell office:value-type="string" calcext:value-type="string">
            <text:p>cosine=0.1268 rank=3 qid=19 rel=1 On May 6, 1937, the hydrogen-filled German dirigible Hindenburg <text:s text:c="2"/>burned and crashed in Lakehurst, N.J., killing 35 of the 97 people <text:s/>on board and a Navy crewman on the ground.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What is the Keystone State? </text:p>
          </table:table-cell>
        </table:table-row>
        <table:table-row table:style-name="ro2">
          <table:table-cell/>
          <table:table-cell office:value-type="string" calcext:value-type="string">
            <text:p>cosine=0.4216 rank=1 qid=20 rel=0 Keystone Resort is the largest ski resort in Summit County located in Keystone Colorado. </text:p>
          </table:table-cell>
        </table:table-row>
        <table:table-row table:style-name="ro2">
          <table:table-cell/>
          <table:table-cell office:value-type="string" calcext:value-type="string">
            <text:p>cosine=0.3078 rank=2 qid=20 rel=1 They call it the Keystone State, and in this unpredictable election year, Pennsylvania is living up to its name. </text:p>
          </table:table-cell>
        </table:table-row>
        <table:table-row table:style-name="ro2">
          <table:table-cell/>
          <table:table-cell office:value-type="string" calcext:value-type="string">
            <text:p>cosine=0.1414 rank=3 qid=20 rel=0 The Keytstone Resort is owned and operated by Vail Resort.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(MRR) Mean Reciprocal Rank :: 0.4374999999999999</text:p>
          </table:table-cell>
        </table:table-row>
        <table:table-row table:style-name="ro2">
          <table:table-cell/>
          <table:table-cell office:value-type="string" calcext:value-type="string">
            <text:p>Total time taken: 0.63</text:p>
          </table:table-cell>
        </table:table-row>
      </table:table>
      <table:table table:name="After improvements" table:style-name="ta1">
        <table:table-column table:style-name="co3" table:default-cell-style-name="Default"/>
        <table:table-column table:style-name="co2" table:default-cell-style-name="ce2"/>
        <table:table-row table:style-name="ro2">
          <table:table-cell/>
          <table:table-cell office:value-type="string" calcext:value-type="string">
            <text:p>Give us the name of the volcano that destroyed the ancient city of Pompeii </text:p>
          </table:table-cell>
        </table:table-row>
        <table:table-row table:style-name="ro2">
          <table:table-cell/>
          <table:table-cell office:value-type="string" calcext:value-type="string">
            <text:p>cosine=0.6929 rank=1 qid=1 rel=0 Vesuvius is located near the ruins of the destroyed city of Pompeii. </text:p>
          </table:table-cell>
        </table:table-row>
        <table:table-row table:style-name="ro2">
          <table:table-cell/>
          <table:table-cell office:value-type="string" calcext:value-type="string">
            <text:p>cosine=0.3112 rank=2 qid=1 rel=1 In A.D. 79, long-dormant Mount Vesuvius erupted, burying in volcanic ash the Roman city of Pompeii; an <text:s/>estimated 20,000 people died. </text:p>
          </table:table-cell>
        </table:table-row>
        <table:table-row table:style-name="ro2">
          <table:table-cell/>
          <table:table-cell office:value-type="string" calcext:value-type="string">
            <text:p>cosine=0.2513 rank=3 qid=1 rel=0 You can see Vesuvius in the background, near ruins of Pompei; its last eruption was in 1944. </text:p>
          </table:table-cell>
        </table:table-row>
        <table:table-row table:style-name="ro2">
          <table:table-cell/>
          <table:table-cell office:value-type="string" calcext:value-type="string">
            <text:p>cosine=0.1956 rank=4 qid=1 rel=0 In 79 A.D., this ancient city was buried in an avalanche of hot ash from Mount Vesuvius. </text:p>
          </table:table-cell>
        </table:table-row>
        <table:table-row table:style-name="ro2">
          <table:table-cell/>
          <table:table-cell office:value-type="string" calcext:value-type="string">
            <text:p>What has been the largest crowd to ever come see Michael Jordan </text:p>
          </table:table-cell>
        </table:table-row>
        <table:table-row table:style-name="ro2">
          <table:table-cell/>
          <table:table-cell office:value-type="string" calcext:value-type="string">
            <text:p>cosine=0.4362 rank=1 qid=2 rel=1 When Michael Jordan--one of the greatest basketball player of all time--made what was expected to be his last trip to play in Atlanta last <text:s/>March, an NBA record 62,046 fans turned out to see him and the <text:s/>Bulls. </text:p>
          </table:table-cell>
        </table:table-row>
        <table:table-row table:style-name="ro2">
          <table:table-cell/>
          <table:table-cell office:value-type="string" calcext:value-type="string">
            <text:p>cosine=0.301 rank=2 qid=2 rel=0 A supposedly last play of <text:s/>Michael Jordan gathered some of the largest crowd in history of NBA. </text:p>
          </table:table-cell>
        </table:table-row>
        <table:table-row table:style-name="ro2">
          <table:table-cell/>
          <table:table-cell office:value-type="string" calcext:value-type="string">
            <text:p>cosine=0.2774 rank=3 qid=2 rel=0 The Immortal World Tour of Michael Jackson gathered some of the largest crowds of fans in the history of pop music. </text:p>
          </table:table-cell>
        </table:table-row>
        <table:table-row table:style-name="ro2">
          <table:table-cell/>
          <table:table-cell office:value-type="string" calcext:value-type="string">
            <text:p>cosine=0.1987 rank=4 qid=2 rel=0 In the Bulls' last visit to Atlanta, an NBA-record 62,046 fans showed up at the Georgia Dome. </text:p>
          </table:table-cell>
        </table:table-row>
        <table:table-row table:style-name="ro2">
          <table:table-cell/>
          <table:table-cell office:value-type="string" calcext:value-type="string">
            <text:p>In which year did a purchase of Alaska happen? </text:p>
          </table:table-cell>
        </table:table-row>
        <table:table-row table:style-name="ro2">
          <table:table-cell/>
          <table:table-cell office:value-type="string" calcext:value-type="string">
            <text:p>cosine=0.504 rank=1 qid=3 rel=1 Alaska was purchased from Russia in year 1867. </text:p>
          </table:table-cell>
        </table:table-row>
        <table:table-row table:style-name="ro2">
          <table:table-cell/>
          <table:table-cell office:value-type="string" calcext:value-type="string">
            <text:p>cosine=0.4444 rank=2 qid=3 rel=0 William Seward negotiated a purchase of Alaska for $7.2 million. </text:p>
          </table:table-cell>
        </table:table-row>
        <table:table-row table:style-name="ro2">
          <table:table-cell/>
          <table:table-cell office:value-type="string" calcext:value-type="string">
            <text:p>cosine=0.2673 rank=3 qid=3 rel=0 1867 - U.S. President Andrew Jackson proclaims treaty for purchase of Alaska from Russia. </text:p>
          </table:table-cell>
        </table:table-row>
        <table:table-row table:style-name="ro2">
          <table:table-cell/>
          <table:table-cell office:value-type="string" calcext:value-type="string">
            <text:p>What year did Wilt Chamberlain score 100 points? </text:p>
          </table:table-cell>
        </table:table-row>
        <table:table-row table:style-name="ro2">
          <table:table-cell/>
          <table:table-cell office:value-type="string" calcext:value-type="string">
            <text:p>cosine=0.3563 rank=1 qid=4 rel=1 On March 2, 1962, Wilt Chamberlain scored a record 100 points in a <text:s text:c="2"/>game against the New York Knicks. </text:p>
          </table:table-cell>
        </table:table-row>
        <table:table-row table:style-name="ro2">
          <table:table-cell/>
          <table:table-cell office:value-type="string" calcext:value-type="string">
            <text:p>cosine=0.2965 rank=2 qid=4 rel=0 Wilt Chamberlain most famous record is the 100 points he scored in the <text:s text:c="2"/>Philadelphia Warriors' 169-147 defeat of the New York Knicks. </text:p>
          </table:table-cell>
        </table:table-row>
        <table:table-row table:style-name="ro2">
          <table:table-cell/>
          <table:table-cell office:value-type="string" calcext:value-type="string">
            <text:p>cosine=0.2673 rank=3 qid=4 rel=0 A 100 point game was a highlight in a career of Wilt Chamberlain </text:p>
          </table:table-cell>
        </table:table-row>
        <table:table-row table:style-name="ro2">
          <table:table-cell/>
          <table:table-cell office:value-type="string" calcext:value-type="string">
            <text:p>What river is called China's Sorrow? </text:p>
          </table:table-cell>
        </table:table-row>
        <table:table-row table:style-name="ro2">
          <table:table-cell/>
          <table:table-cell office:value-type="string" calcext:value-type="string">
            <text:p>cosine=0.504 rank=1 qid=5 rel=0 Yellow river is often called the mother of China </text:p>
          </table:table-cell>
        </table:table-row>
        <table:table-row table:style-name="ro2">
          <table:table-cell/>
          <table:table-cell office:value-type="string" calcext:value-type="string">
            <text:p>cosine=0.4336 rank=2 qid=5 rel=1 People of China have mixed feelings about <text:s/>River, which they often call "sorrow of China" </text:p>
          </table:table-cell>
        </table:table-row>
        <table:table-row table:style-name="ro2">
          <table:table-cell/>
          <table:table-cell office:value-type="string" calcext:value-type="string">
            <text:p>cosine=0.2268 rank=3 qid=5 rel=0 Yangtze is longest river in Asia in general and in China, in particular. </text:p>
          </table:table-cell>
        </table:table-row>
        <table:table-row table:style-name="ro2">
          <table:table-cell/>
          <table:table-cell office:value-type="string" calcext:value-type="string">
            <text:p>Who was the first person to run the mile in less than four minutes </text:p>
          </table:table-cell>
        </table:table-row>
        <table:table-row table:style-name="ro2">
          <table:table-cell/>
          <table:table-cell office:value-type="string" calcext:value-type="string">
            <text:p>cosine=0.6682 rank=1 qid=6 rel=0 It is hard for humans to run the mile faster than in four minutes </text:p>
          </table:table-cell>
        </table:table-row>
        <table:table-row table:style-name="ro2">
          <table:table-cell/>
          <table:table-cell office:value-type="string" calcext:value-type="string">
            <text:p>cosine=0.6682 rank=2 qid=6 rel=1 Roger Bannister was the first to break the four-minute mile barrier. </text:p>
          </table:table-cell>
        </table:table-row>
        <table:table-row table:style-name="ro2">
          <table:table-cell/>
          <table:table-cell office:value-type="string" calcext:value-type="string">
            <text:p>cosine=0.4841 rank=3 qid=6 rel=0 The claim that a 4-minute mile was once thought to be impossible byinformed observers was and is a widely propagated myth created by sportswriters and debunked by Bannister himself in his memoir, The Four Minute Mile (1955). </text:p>
          </table:table-cell>
        </table:table-row>
        <table:table-row table:style-name="ro2">
          <table:table-cell/>
          <table:table-cell office:value-type="string" calcext:value-type="string">
            <text:p>What year did Alaska become a state? </text:p>
          </table:table-cell>
        </table:table-row>
        <table:table-row table:style-name="ro2">
          <table:table-cell/>
          <table:table-cell office:value-type="string" calcext:value-type="string">
            <text:p>cosine=0.275 rank=1 qid=7 rel=0 Also as it did in 1959, the state of Alaska was struggling with how to pay its bills. </text:p>
          </table:table-cell>
        </table:table-row>
        <table:table-row table:style-name="ro2">
          <table:table-cell/>
          <table:table-cell office:value-type="string" calcext:value-type="string">
            <text:p>cosine=0.2535 rank=2 qid=7 rel=1 And that's not even to mention the breathtaking beauty of Alaska that became, in 1959, our 49th state. </text:p>
          </table:table-cell>
        </table:table-row>
        <table:table-row table:style-name="ro2">
          <table:table-cell/>
          <table:table-cell office:value-type="string" calcext:value-type="string">
            <text:p>cosine=0.2097 rank=3 qid=7 rel=0 On Jan. 3, 1959, Alaska's became the 49th star on Old Glory. </text:p>
          </table:table-cell>
        </table:table-row>
        <table:table-row table:style-name="ro2">
          <table:table-cell/>
          <table:table-cell office:value-type="string" calcext:value-type="string">
            <text:p>cosine=0.1782 rank=4 qid=7 rel=0 Aaska is a U.S. state situated in the northwest extremity of the North American continent. </text:p>
          </table:table-cell>
        </table:table-row>
        <table:table-row table:style-name="ro2">
          <table:table-cell/>
          <table:table-cell office:value-type="string" calcext:value-type="string">
            <text:p>When did Mike Tyson bite Holyfield's ear? </text:p>
          </table:table-cell>
        </table:table-row>
        <table:table-row table:style-name="ro2">
          <table:table-cell/>
          <table:table-cell office:value-type="string" calcext:value-type="string">
            <text:p>cosine=0.4903 rank=1 qid=8 rel=0 Tyson was choked up as he spoke of biting Evander Holyfield's ear. </text:p>
          </table:table-cell>
        </table:table-row>
        <table:table-row table:style-name="ro2">
          <table:table-cell/>
          <table:table-cell office:value-type="string" calcext:value-type="string">
            <text:p>cosine=0.4867 rank=2 qid=8 rel=1 Fighting for Holyfield's WBA heavyweight title on June 28, 1997, Tyson inexplicably bit his opponent's right ear. </text:p>
          </table:table-cell>
        </table:table-row>
        <table:table-row table:style-name="ro2">
          <table:table-cell/>
          <table:table-cell office:value-type="string" calcext:value-type="string">
            <text:p>cosine=0.1564 rank=3 qid=8 rel=0 Tyson said he was feeling betrayed by "people I would have died for" leading up to the June 1997 title fight against Holyfield, according to the psychiatric report released today by the state attorney general's office. </text:p>
          </table:table-cell>
        </table:table-row>
        <table:table-row table:style-name="ro2">
          <table:table-cell/>
          <table:table-cell office:value-type="string" calcext:value-type="string">
            <text:p>cosine=0.1336 rank=4 qid=8 rel=0 Tyson told the panel he was foggy from repeated head butts by Holyfield in the third round of their June 28, 1997 fight in Las Vegas. </text:p>
          </table:table-cell>
        </table:table-row>
        <table:table-row table:style-name="ro2">
          <table:table-cell/>
          <table:table-cell office:value-type="string" calcext:value-type="string">
            <text:p>What was the first spaceship on the moon </text:p>
          </table:table-cell>
        </table:table-row>
        <table:table-row table:style-name="ro2">
          <table:table-cell/>
          <table:table-cell office:value-type="string" calcext:value-type="string">
            <text:p>cosine=0.6708 rank=1 qid=9 rel=1 Luna 2 was the first spacecraft to reach the surface of the Moon. </text:p>
          </table:table-cell>
        </table:table-row>
        <table:table-row table:style-name="ro2">
          <table:table-cell/>
          <table:table-cell office:value-type="string" calcext:value-type="string">
            <text:p>cosine=0.6529 rank=2 qid=9 rel=0 Eagle was the first manned spacecraft that reached the surface of the moon </text:p>
          </table:table-cell>
        </table:table-row>
        <table:table-row table:style-name="ro2">
          <table:table-cell/>
          <table:table-cell office:value-type="string" calcext:value-type="string">
            <text:p>cosine=0.506 rank=3 qid=9 rel=0 And he was down to about <text:s/>15 seconds of fuel, after dodging boulders on the moon, when the <text:s/>Eagle landed on July 20, 1969. </text:p>
          </table:table-cell>
        </table:table-row>
        <table:table-row table:style-name="ro2">
          <table:table-cell/>
          <table:table-cell office:value-type="string" calcext:value-type="string">
            <text:p>cosine=0.3354 rank=4 qid=9 rel=0 When the cool-thinking <text:s text:c="2"/>Armstrong realized that the computer navigation would set Eagle, <text:s/>the lunar lander, down among dangerous boulders in a gaping crater, <text:s/>he acted. </text:p>
          </table:table-cell>
        </table:table-row>
        <table:table-row table:style-name="ro2">
          <table:table-cell/>
          <table:table-cell office:value-type="string" calcext:value-type="string">
            <text:p>Who won the Nobel Peace Prize in 1992? </text:p>
          </table:table-cell>
        </table:table-row>
        <table:table-row table:style-name="ro2">
          <table:table-cell/>
          <table:table-cell office:value-type="string" calcext:value-type="string">
            <text:p>cosine=0.8571 rank=1 qid=10 rel=1 Menchu won the Nobel peace prize in 1992. </text:p>
          </table:table-cell>
        </table:table-row>
        <table:table-row table:style-name="ro2">
          <table:table-cell/>
          <table:table-cell office:value-type="string" calcext:value-type="string">
            <text:p>cosine=0.3706 rank=2 qid=10 rel=0 Menchu, a Guatemalan leader internationally known for her work in human rights and a leading Indian activist, was honored with the Nobel Peace Prize. </text:p>
          </table:table-cell>
        </table:table-row>
        <table:table-row table:style-name="ro2">
          <table:table-cell/>
          <table:table-cell office:value-type="string" calcext:value-type="string">
            <text:p>cosine=0.3299 rank=3 qid=10 rel=0 A new book debunks much of Nobel peace prize laureate Ms. Menchu's version of her life in Guatemala. </text:p>
          </table:table-cell>
        </table:table-row>
        <table:table-row table:style-name="ro2">
          <table:table-cell/>
          <table:table-cell office:value-type="string" calcext:value-type="string">
            <text:p>cosine=0.275 rank=4 qid=10 rel=0 A nobel prize laureate Ms. Menchu became an internationally acclaimed spokeswoman for the rights of indigenous people. </text:p>
          </table:table-cell>
        </table:table-row>
        <table:table-row table:style-name="ro2">
          <table:table-cell/>
          <table:table-cell office:value-type="string" calcext:value-type="string">
            <text:p>Where is Devil's Tower </text:p>
          </table:table-cell>
        </table:table-row>
        <table:table-row table:style-name="ro2">
          <table:table-cell/>
          <table:table-cell office:value-type="string" calcext:value-type="string">
            <text:p>cosine=0.4743 rank=1 qid=11 rel=1 Devils Tower can be found in Crook County </text:p>
          </table:table-cell>
        </table:table-row>
        <table:table-row table:style-name="ro2">
          <table:table-cell/>
          <table:table-cell office:value-type="string" calcext:value-type="string">
            <text:p>cosine=0.4472 rank=2 qid=11 rel=0 Devil's Tower <text:s/>is an igneous intrusion that rises dramatically 1,267 feet (386 m) above the surrounding terrain. </text:p>
          </table:table-cell>
        </table:table-row>
        <table:table-row table:style-name="ro2">
          <table:table-cell/>
          <table:table-cell office:value-type="string" calcext:value-type="string">
            <text:p>cosine=0.3814 rank=3 qid=11 rel=0 To the west, across the Wyoming border, is the staggeringly beautiful Devil's Tower National Monument. </text:p>
          </table:table-cell>
        </table:table-row>
        <table:table-row table:style-name="ro2">
          <table:table-cell/>
          <table:table-cell office:value-type="string" calcext:value-type="string">
            <text:p>cosine=0.3162 rank=4 qid=11 rel=0 In 1941, Petzoldt joined other rock climbers to rescue a marooned parachutist who had landed atop Devil's Tower </text:p>
          </table:table-cell>
        </table:table-row>
        <table:table-row table:style-name="ro2">
          <table:table-cell/>
          <table:table-cell office:value-type="string" calcext:value-type="string">
            <text:p>What is the height of the tallest redwood? </text:p>
          </table:table-cell>
        </table:table-row>
        <table:table-row table:style-name="ro2">
          <table:table-cell/>
          <table:table-cell office:value-type="string" calcext:value-type="string">
            <text:p>cosine=0.6674 rank=1 qid=12 rel=0 Mendocino Tree is the tallest redwood in the world. </text:p>
          </table:table-cell>
        </table:table-row>
        <table:table-row table:style-name="ro2">
          <table:table-cell/>
          <table:table-cell office:value-type="string" calcext:value-type="string">
            <text:p>cosine=0.5217 rank=2 qid=12 rel=0 "Mendocino Tree" has been officially decreed the tallest living thing by Save the Redwoods League. </text:p>
          </table:table-cell>
        </table:table-row>
        <table:table-row table:style-name="ro2">
          <table:table-cell/>
          <table:table-cell office:value-type="string" calcext:value-type="string">
            <text:p>cosine=0.483 rank=3 qid=12 rel=0 The tallest tree alive in the world today is a 370-foot-tall redwood whose location biologists declined to disclose. </text:p>
          </table:table-cell>
        </table:table-row>
        <table:table-row table:style-name="ro2">
          <table:table-cell/>
          <table:table-cell office:value-type="string" calcext:value-type="string">
            <text:p>cosine=0.4226 rank=4 qid=12 rel=1 Named the "Mendocino Tree," the 600- to 800-year-old redwood <text:s text:c="2"/>stands 367 1/2 feet tall. </text:p>
          </table:table-cell>
        </table:table-row>
        <table:table-row table:style-name="ro2">
          <table:table-cell/>
          <table:table-cell office:value-type="string" calcext:value-type="string">
            <text:p>How deep is Crater Lake? </text:p>
          </table:table-cell>
        </table:table-row>
        <table:table-row table:style-name="ro2">
          <table:table-cell/>
          <table:table-cell office:value-type="string" calcext:value-type="string">
            <text:p>cosine=0.4961 rank=1 qid=13 rel=0 Crater Lake is a caldera lake in the western United States. </text:p>
          </table:table-cell>
        </table:table-row>
        <table:table-row table:style-name="ro2">
          <table:table-cell/>
          <table:table-cell office:value-type="string" calcext:value-type="string">
            <text:p>cosine=0.4045 rank=2 qid=13 rel=0 There are no rivers flowing into or out of Crater Lake </text:p>
          </table:table-cell>
        </table:table-row>
        <table:table-row table:style-name="ro2">
          <table:table-cell/>
          <table:table-cell office:value-type="string" calcext:value-type="string">
            <text:p>cosine=0.239 rank=3 qid=13 rel=1 Oregon's Crater Lake tops it at 1,932 feet at its greatest depth. </text:p>
          </table:table-cell>
        </table:table-row>
        <table:table-row table:style-name="ro2">
          <table:table-cell/>
          <table:table-cell office:value-type="string" calcext:value-type="string">
            <text:p>Who was the lead singer for the Commodores </text:p>
          </table:table-cell>
        </table:table-row>
        <table:table-row table:style-name="ro2">
          <table:table-cell/>
          <table:table-cell office:value-type="string" calcext:value-type="string">
            <text:p>cosine=0.527 rank=1 qid=14 rel=1 Lionel Richiewas was lead singer and songwriter for Commodores. </text:p>
          </table:table-cell>
        </table:table-row>
        <table:table-row table:style-name="ro2">
          <table:table-cell/>
          <table:table-cell office:value-type="string" calcext:value-type="string">
            <text:p>cosine=0.5217 rank=2 qid=14 rel=0 The Commodores originally came together from groups the Mystics and the Jays. </text:p>
          </table:table-cell>
        </table:table-row>
        <table:table-row table:style-name="ro2">
          <table:table-cell/>
          <table:table-cell office:value-type="string" calcext:value-type="string">
            <text:p>cosine=0.5078 rank=3 qid=14 rel=0 The Commodores are an American funk/soulband, which was at its peak in the 1970s. </text:p>
          </table:table-cell>
        </table:table-row>
        <table:table-row table:style-name="ro2">
          <table:table-cell/>
          <table:table-cell office:value-type="string" calcext:value-type="string">
            <text:p>What is the coldest place on earth? </text:p>
          </table:table-cell>
        </table:table-row>
        <table:table-row table:style-name="ro2">
          <table:table-cell/>
          <table:table-cell office:value-type="string" calcext:value-type="string">
            <text:p>cosine=0.5714 rank=1 qid=15 rel=0 Oymyakon is the coldest place in Russia. </text:p>
          </table:table-cell>
        </table:table-row>
        <table:table-row table:style-name="ro2">
          <table:table-cell/>
          <table:table-cell office:value-type="string" calcext:value-type="string">
            <text:p>cosine=0.4193 rank=2 qid=15 rel=0 Prospect Creek Camp in Alaska is the coldest place in US. </text:p>
          </table:table-cell>
        </table:table-row>
        <table:table-row table:style-name="ro2">
          <table:table-cell/>
          <table:table-cell office:value-type="string" calcext:value-type="string">
            <text:p>cosine=0.1455 rank=3 qid=15 rel=1 A new look at NASA satellite data revealed that Earth set a new record for coldest temperature recorded in East Antarctica. </text:p>
          </table:table-cell>
        </table:table-row>
        <table:table-row table:style-name="ro2">
          <table:table-cell/>
          <table:table-cell office:value-type="string" calcext:value-type="string">
            <text:p>When did Bob Marley die </text:p>
          </table:table-cell>
        </table:table-row>
        <table:table-row table:style-name="ro2">
          <table:table-cell/>
          <table:table-cell office:value-type="string" calcext:value-type="string">
            <text:p>cosine=0.4743 rank=1 qid=16 rel=1 Bob Marley died in 1981 from cancer at age 36. </text:p>
          </table:table-cell>
        </table:table-row>
        <table:table-row table:style-name="ro2">
          <table:table-cell/>
          <table:table-cell office:value-type="string" calcext:value-type="string">
            <text:p>cosine=0.3354 rank=2 qid=16 rel=0 Bob Marley was a Jamaican reggae singer-songwriter, musician, and guitarist who did achieve international fame. </text:p>
          </table:table-cell>
        </table:table-row>
        <table:table-row table:style-name="ro2">
          <table:table-cell/>
          <table:table-cell office:value-type="string" calcext:value-type="string">
            <text:p>cosine=0.3354 rank=3 qid=16 rel=0 Without proper and timely removal of tumor one can die like Bob Marley or Steve Jobs. </text:p>
          </table:table-cell>
        </table:table-row>
        <table:table-row table:style-name="ro2">
          <table:table-cell/>
          <table:table-cell office:value-type="string" calcext:value-type="string">
            <text:p>Which U.S. state is the leading corn producer? </text:p>
          </table:table-cell>
        </table:table-row>
        <table:table-row table:style-name="ro2">
          <table:table-cell/>
          <table:table-cell office:value-type="string" calcext:value-type="string">
            <text:p>cosine=0.7396 rank=1 qid=17 rel=0 The United States is the world's leading producer of corn </text:p>
          </table:table-cell>
        </table:table-row>
        <table:table-row table:style-name="ro2">
          <table:table-cell/>
          <table:table-cell office:value-type="string" calcext:value-type="string">
            <text:p>cosine=0.4082 rank=2 qid=17 rel=1 Corn futures found support from forecasts for above-normal <text:s text:c="2"/>temperatures in major growing areas, including Iowa, which often is <text:s/>the nation's largest producer. </text:p>
          </table:table-cell>
        </table:table-row>
        <table:table-row table:style-name="ro2">
          <table:table-cell/>
          <table:table-cell office:value-type="string" calcext:value-type="string">
            <text:p>cosine=0.3922 rank=3 qid=17 rel=0 The U.S. state leading in production of corn received $600 <text:s/>million in annual tax subsidies to boost production of ethanol. </text:p>
          </table:table-cell>
        </table:table-row>
        <table:table-row table:style-name="ro2">
          <table:table-cell/>
          <table:table-cell office:value-type="string" calcext:value-type="string">
            <text:p>Where was the first McDonald's built? </text:p>
          </table:table-cell>
        </table:table-row>
        <table:table-row table:style-name="ro2">
          <table:table-cell/>
          <table:table-cell office:value-type="string" calcext:value-type="string">
            <text:p>cosine=0.4725 rank=1 qid=18 rel=0 McDonald's Corporation is the world's largest chain of hamburger fast food restaurants. </text:p>
          </table:table-cell>
        </table:table-row>
        <table:table-row table:style-name="ro2">
          <table:table-cell/>
          <table:table-cell office:value-type="string" calcext:value-type="string">
            <text:p>cosine=0.2572 rank=2 qid=18 rel=1 From a single hamburger stand in San Bernardino, Calif., in 1948, the systematized approach that the McDonald brothers developed to offer customers reasonably priced food at a rapid pace formed the cornerstone of the fast-food business. </text:p>
          </table:table-cell>
        </table:table-row>
        <table:table-row table:style-name="ro2">
          <table:table-cell/>
          <table:table-cell office:value-type="string" calcext:value-type="string">
            <text:p>cosine=0.202 rank=3 qid=18 rel=0 The company began in 1940 as a barbecue restaurant operated by Richard and Maurice McDonald. </text:p>
          </table:table-cell>
        </table:table-row>
        <table:table-row table:style-name="ro2">
          <table:table-cell/>
          <table:table-cell office:value-type="string" calcext:value-type="string">
            <text:p>The Hindenburg disaster took place in 1937 in which New Jersey town? </text:p>
          </table:table-cell>
        </table:table-row>
        <table:table-row table:style-name="ro2">
          <table:table-cell/>
          <table:table-cell office:value-type="string" calcext:value-type="string">
            <text:p>cosine=0.3432 rank=1 qid=19 rel=0 The Hindenburg disaster took place as the German passenger airship LZ 129 Hindenburg caught fire and was destroyed during its attempt to dock with its mooring mast </text:p>
          </table:table-cell>
        </table:table-row>
        <table:table-row table:style-name="ro2">
          <table:table-cell/>
          <table:table-cell office:value-type="string" calcext:value-type="string">
            <text:p>cosine=0.2957 rank=2 qid=19 rel=0 Hindenburg-class airships were passenger carrying rigid airships all of which were retired shortly after a disaster in 1937 </text:p>
          </table:table-cell>
        </table:table-row>
        <table:table-row table:style-name="ro2">
          <table:table-cell/>
          <table:table-cell office:value-type="string" calcext:value-type="string">
            <text:p>cosine=0.2568 rank=3 qid=19 rel=1 On May 6, 1937, the hydrogen-filled German dirigible Hindenburg <text:s text:c="2"/>burned and crashed in Lakehurst, N.J., killing 35 of the 97 people <text:s/>on board and a Navy crewman on the ground. </text:p>
          </table:table-cell>
        </table:table-row>
        <table:table-row table:style-name="ro2">
          <table:table-cell/>
          <table:table-cell office:value-type="string" calcext:value-type="string">
            <text:p>What is the Keystone State? </text:p>
          </table:table-cell>
        </table:table-row>
        <table:table-row table:style-name="ro2">
          <table:table-cell/>
          <table:table-cell office:value-type="string" calcext:value-type="string">
            <text:p>cosine=0.4104 rank=1 qid=20 rel=1 They call it the Keystone State, and in this unpredictable election year, Pennsylvania is living up to its name. </text:p>
          </table:table-cell>
        </table:table-row>
        <table:table-row table:style-name="ro2">
          <table:table-cell/>
          <table:table-cell office:value-type="string" calcext:value-type="string">
            <text:p>cosine=0.4 rank=2 qid=20 rel=0 Keystone Resort is the largest ski resort in Summit County located in Keystone Colorado. </text:p>
          </table:table-cell>
        </table:table-row>
        <table:table-row table:style-name="ro2">
          <table:table-cell/>
          <table:table-cell office:value-type="string" calcext:value-type="string">
            <text:p>cosine=0.2582 rank=3 qid=20 rel=0 The Keytstone Resort is owned and operated by Vail Resort. </text:p>
          </table:table-cell>
        </table:table-row>
        <table:table-row table:style-name="ro2">
          <table:table-cell/>
          <table:table-cell office:value-type="string" calcext:value-type="string">
            <text:p><text:s/>(MRR) Mean Reciprocal Rank :: 0.6875000000000001</text:p>
          </table:table-cell>
        </table:table-row>
        <table:table-row table:style-name="ro2">
          <table:table-cell/>
          <table:table-cell office:value-type="string" calcext:value-type="string">
            <text:p>Total time taken: 0.801</text:p>
          </table:table-cell>
        </table:table-row>
      </table:table>
      <table:table table:name="t-test" table:style-name="ta1">
        <table:table-column table:style-name="co3" table:number-columns-repeated="2" table:default-cell-style-name="Default"/>
        <table:table-column table:style-name="co4" table:default-cell-style-name="ce2"/>
        <table:table-column table:style-name="co5" table:default-cell-style-name="ce2"/>
        <table:table-column table:style-name="co3" table:number-columns-repeated="2" table:default-cell-style-name="Default"/>
        <table:table-row table:style-name="ro2" table:number-rows-repeated="3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 calcext:value-type="string">
            <text:p>Original System</text:p>
          </table:table-cell>
          <table:table-cell table:style-name="ce3" office:value-type="string" calcext:value-type="string">
            <text:p>After Improvement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formula="of:=ROUND(TTEST([.C5:.C24];[.D5:.D24];2;1); 3)" office:value-type="float" office:value="0.003" calcext:value-type="float">
            <text:p>0.003</text:p>
          </table:table-cell>
          <table:table-cell table:formula="of:=1-[.E25]" office:value-type="float" office:value="0.997" calcext:value-type="float">
            <text:p>0.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00-00-00</text:date>, <text:time style:data-style-name="N2" text:time-value="19:42:02.987738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1T17:20:51.883360635</meta:creation-date>
    <dc:date>2014-10-22T22:18:45.127820195</dc:date>
    <meta:editing-duration>PT19M4S</meta:editing-duration>
    <meta:editing-cycles>3</meta:editing-cycles>
    <meta:generator>LibreOffice/4.2.6.3$Linux_X86_64 LibreOffice_project/420m0$Build-3</meta:generator>
    <meta:document-statistic meta:table-count="3" meta:cell-count="244" meta:object-count="0"/>
  </office:meta>
</office:document-meta>
</file>